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MusicBlocks" style:family="table">
      <style:table-properties style:width="23.94cm" table:align="margins"/>
    </style:style>
    <style:style style:name="MusicBlocks.A" style:family="table-column">
      <style:table-column-properties style:column-width="7.98cm" style:rel-column-width="21845*"/>
    </style:style>
    <style:style style:name="MusicBlocks.A1" style:family="table-cell">
      <style:table-cell-properties fo:padding="0.097cm" fo:border-left="0.05pt solid #000000" fo:border-right="none" fo:border-top="0.05pt solid #000000" fo:border-bottom="0.05pt solid #000000"/>
    </style:style>
    <style:style style:name="MusicBlocks.C1" style:family="table-cell">
      <style:table-cell-properties fo:padding="0.097cm" fo:border="0.05pt solid #000000"/>
    </style:style>
    <style:style style:name="MusicBlocks.A2" style:family="table-cell">
      <style:table-cell-properties fo:padding="0.097cm" fo:border-left="0.05pt solid #000000" fo:border-right="0.05pt solid #000000" fo:border-top="none" fo:border-bottom="0.05pt solid #000000"/>
    </style:style>
    <style:style style:name="MusicBlocks.A3" style:family="table-cell">
      <style:table-cell-properties fo:padding="0.097cm" fo:border-left="0.05pt solid #000000" fo:border-right="none" fo:border-top="none" fo:border-bottom="0.05pt solid #000000"/>
    </style:style>
    <style:style style:name="P1" style:family="paragraph" style:parent-style-name="Header">
      <style:text-properties officeooo:rsid="000f4a55" officeooo:paragraph-rsid="000f4a55"/>
    </style:style>
    <style:style style:name="P2" style:family="paragraph" style:parent-style-name="Header">
      <style:text-properties officeooo:rsid="001124f9" officeooo:paragraph-rsid="000f4a55"/>
    </style:style>
    <style:style style:name="P3" style:family="paragraph" style:parent-style-name="Standard">
      <style:text-properties style:font-name="Liberation Serif" officeooo:paragraph-rsid="000f4a55"/>
    </style:style>
    <style:style style:name="P4" style:family="paragraph" style:parent-style-name="Standard">
      <style:text-properties style:font-name="Liberation Serif" officeooo:rsid="000f4a55" officeooo:paragraph-rsid="000f4a55"/>
    </style:style>
    <style:style style:name="P5" style:family="paragraph" style:parent-style-name="Standard">
      <style:text-properties style:font-name="Liberation Serif" fo:font-size="10pt" fo:font-style="italic" fo:font-weight="normal" officeooo:rsid="000f4a55" officeooo:paragraph-rsid="000f4a55" style:font-size-asian="10pt" style:font-style-asian="italic" style:font-weight-asian="normal" style:font-size-complex="10pt" style:font-style-complex="italic" style:font-weight-complex="normal"/>
    </style:style>
    <style:style style:name="P6" style:family="paragraph" style:parent-style-name="Standard">
      <style:text-properties style:font-name="Liberation Serif" fo:font-size="10pt" fo:font-style="italic" officeooo:paragraph-rsid="000f4a55" style:font-size-asian="10pt" style:font-style-asian="italic" style:font-size-complex="10pt"/>
    </style:style>
    <style:style style:name="P7" style:family="paragraph" style:parent-style-name="Standard">
      <style:text-properties style:font-name="Liberation Serif" fo:font-size="10pt" fo:font-weight="bold" officeooo:paragraph-rsid="000f4a55" style:font-size-asian="10pt" style:font-weight-asian="bold" style:font-size-complex="10pt"/>
    </style:style>
    <style:style style:name="P8" style:family="paragraph" style:parent-style-name="Standard">
      <style:text-properties style:font-name="Liberation Serif" officeooo:paragraph-rsid="0025fd9b"/>
    </style:style>
    <style:style style:name="P9" style:family="paragraph" style:parent-style-name="Standard">
      <style:text-properties officeooo:rsid="0023b1c5" officeooo:paragraph-rsid="0023b1c5"/>
    </style:style>
    <style:style style:name="P10" style:family="paragraph" style:parent-style-name="Standard">
      <style:text-properties officeooo:rsid="0025fd9b" officeooo:paragraph-rsid="0025fd9b"/>
    </style:style>
    <style:style style:name="P11" style:family="paragraph" style:parent-style-name="Table_20_Contents">
      <style:text-properties style:font-name="Liberation Serif" fo:font-style="italic" officeooo:rsid="001897b5" officeooo:paragraph-rsid="001897b5" style:font-style-asian="italic" style:font-style-complex="italic"/>
    </style:style>
    <style:style style:name="P12" style:family="paragraph" style:parent-style-name="Table_20_Contents">
      <style:text-properties style:font-name="Liberation Serif" fo:font-style="italic" officeooo:rsid="001bb3f1" officeooo:paragraph-rsid="001bd480" style:font-style-asian="italic" style:font-style-complex="italic"/>
    </style:style>
    <style:style style:name="P13" style:family="paragraph" style:parent-style-name="Table_20_Contents">
      <style:text-properties style:font-name="Liberation Serif" fo:font-style="italic" officeooo:rsid="001bd480" officeooo:paragraph-rsid="001bd480" style:font-style-asian="italic" style:font-style-complex="italic"/>
    </style:style>
    <style:style style:name="P14" style:family="paragraph" style:parent-style-name="Table_20_Contents">
      <style:text-properties style:font-name="Liberation Serif" fo:font-style="italic" officeooo:rsid="001d3c84" officeooo:paragraph-rsid="002031b4" style:font-style-asian="italic" style:font-style-complex="italic"/>
    </style:style>
    <style:style style:name="P15" style:family="paragraph" style:parent-style-name="Table_20_Contents">
      <style:text-properties style:font-name="Liberation Serif" fo:font-style="italic" officeooo:rsid="002075bb" officeooo:paragraph-rsid="002075bb" style:font-style-asian="italic" style:font-style-complex="italic"/>
    </style:style>
    <style:style style:name="P16" style:family="paragraph" style:parent-style-name="Table_20_Contents">
      <style:text-properties style:font-name="Liberation Serif" fo:font-style="italic" officeooo:rsid="0020c07b" officeooo:paragraph-rsid="0020c07b" style:font-style-asian="italic" style:font-style-complex="italic"/>
    </style:style>
    <style:style style:name="P17" style:family="paragraph" style:parent-style-name="Table_20_Contents">
      <style:text-properties style:font-name="Liberation Serif" fo:font-style="italic" officeooo:rsid="00277440" officeooo:paragraph-rsid="00277440" style:font-style-asian="italic" style:font-style-complex="italic"/>
    </style:style>
    <style:style style:name="P18" style:family="paragraph" style:parent-style-name="Table_20_Contents">
      <style:text-properties style:font-name="Liberation Serif" fo:font-style="italic" officeooo:rsid="0028a48a" officeooo:paragraph-rsid="0028a48a" style:font-style-asian="italic" style:font-style-complex="italic"/>
    </style:style>
    <style:style style:name="P19" style:family="paragraph" style:parent-style-name="Table_20_Contents">
      <style:text-properties style:font-name="Liberation Serif" fo:font-style="italic" officeooo:rsid="00297ad5" officeooo:paragraph-rsid="00297ad5" style:font-style-asian="italic" style:font-style-complex="italic"/>
    </style:style>
    <style:style style:name="P20" style:family="paragraph" style:parent-style-name="Table_20_Contents">
      <style:text-properties style:font-name="Liberation Serif" fo:font-weight="normal" officeooo:rsid="0028a48a" officeooo:paragraph-rsid="0028a48a" style:font-weight-asian="normal" style:font-weight-complex="normal"/>
    </style:style>
    <style:style style:name="P21" style:family="paragraph" style:parent-style-name="Table_20_Contents">
      <style:text-properties fo:font-style="italic" officeooo:rsid="00277440" officeooo:paragraph-rsid="00277440" style:font-style-asian="italic" style:font-style-complex="italic"/>
    </style:style>
    <style:style style:name="P22" style:family="paragraph" style:parent-style-name="Standard">
      <style:text-properties style:font-name="Liberation Serif" fo:font-size="10pt" fo:font-weight="bold" officeooo:paragraph-rsid="0025fd9b" style:font-size-asian="10pt" style:font-weight-asian="bold" style:font-size-complex="10pt"/>
    </style:style>
    <style:style style:name="P23" style:family="paragraph" style:parent-style-name="Table_20_Contents">
      <style:text-properties style:font-name="Liberation Serif" fo:font-style="italic" fo:font-weight="normal" officeooo:rsid="0025fd9b" officeooo:paragraph-rsid="0025fd9b" style:font-style-asian="italic" style:font-weight-asian="normal" style:font-style-complex="italic" style:font-weight-complex="normal"/>
    </style:style>
    <style:style style:name="P24" style:family="paragraph" style:parent-style-name="Table_20_Contents">
      <style:text-properties style:font-name="Liberation Serif" fo:font-style="italic" fo:font-weight="normal" officeooo:rsid="0021c1f4" officeooo:paragraph-rsid="0020c07b" style:font-style-asian="italic" style:font-weight-asian="normal" style:font-style-complex="italic" style:font-weight-complex="normal"/>
    </style:style>
    <style:style style:name="P25" style:family="paragraph" style:parent-style-name="Table_20_Contents">
      <style:text-properties style:font-name="Liberation Serif" fo:font-style="italic" officeooo:rsid="0028a48a" officeooo:paragraph-rsid="0028a48a" style:font-style-asian="italic" style:font-style-complex="italic"/>
    </style:style>
    <style:style style:name="P26" style:family="paragraph" style:parent-style-name="Table_20_Contents">
      <style:text-properties style:font-name="Liberation Serif" fo:font-style="italic" style:text-underline-style="none" officeooo:rsid="0023b1c5" officeooo:paragraph-rsid="0023b1c5" style:font-style-asian="italic" style:font-style-complex="italic"/>
    </style:style>
    <style:style style:name="P27" style:family="paragraph" style:parent-style-name="Table_20_Contents">
      <style:text-properties style:font-name="Liberation Serif" officeooo:rsid="00120092" officeooo:paragraph-rsid="00120092"/>
    </style:style>
    <style:style style:name="T1" style:family="text">
      <style:text-properties officeooo:rsid="00148b3b"/>
    </style:style>
    <style:style style:name="T2" style:family="text">
      <style:text-properties officeooo:rsid="0024cd52"/>
    </style:style>
    <style:style style:name="T3" style:family="text">
      <style:text-properties officeooo:rsid="001124f9"/>
    </style:style>
    <style:style style:name="T4" style:family="text">
      <style:text-properties fo:font-style="italic" style:font-style-asian="italic" style:font-style-complex="italic"/>
    </style:style>
    <style:style style:name="T5" style:family="text">
      <style:text-properties fo:font-style="italic" officeooo:rsid="00173095" style:font-style-asian="italic" style:font-style-complex="italic"/>
    </style:style>
    <style:style style:name="T6" style:family="text">
      <style:text-properties fo:font-size="10pt" fo:font-weight="bold" style:font-size-asian="10pt" style:font-weight-asian="bold" style:font-size-complex="10pt"/>
    </style:style>
    <style:style style:name="T7" style:family="text">
      <style:text-properties fo:font-size="10pt" fo:font-style="italic" fo:font-weight="normal" officeooo:rsid="000f4a55" style:font-size-asian="10pt" style:font-style-asian="italic" style:font-weight-asian="normal" style:font-size-complex="10pt" style:font-style-complex="italic" style:font-weight-complex="normal"/>
    </style:style>
    <style:style style:name="T8" style:family="text">
      <style:text-properties fo:font-size="10pt" fo:font-style="italic" fo:font-weight="normal" officeooo:rsid="0025fd9b" style:font-size-asian="10pt" style:font-style-asian="italic" style:font-weight-asian="normal" style:font-size-complex="10pt" style:font-style-complex="italic" style:font-weight-complex="normal"/>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officeooo:rsid="001124f9" style:font-size-asian="10pt" style:font-style-asian="italic"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MusicBlocks" table:style-name="MusicBlocks">
        <table:table-column table:style-name="MusicBlocks.A" table:number-columns-repeated="3"/>
        <table:table-row>
          <table:table-cell table:style-name="MusicBlocks.A1" office:value-type="string">
            <text:p text:style-name="P22">OBSERVATIONS</text:p>
            <text:p text:style-name="P8"><text:span text:style-name="T6"><text:line-break/></text:span><text:span text:style-name="T7">What do you notice in the </text:span><text:span text:style-name="T8">interview</text:span><text:span text:style-name="T7">? Describe what happened?</text:span></text:p>
          </table:table-cell>
          <table:table-cell table:style-name="MusicBlocks.A1" office:value-type="string">
            <text:p text:style-name="P3"><text:span text:style-name="T6">SUBJECTIVE / <text:line-break/></text:span><text:span text:style-name="T7">What is your opinion of what happened</text:span><text:span text:style-name="T9">? What’s your interpretation of what happened? To what extent did this go differently than you planned or expected?</text:span></text:p>
            <text:p text:style-name="P5"/>
            <text:p text:style-name="P5">(Give your personal opinion <text:span text:style-name="T3">of what happened</text:span>)</text:p>
          </table:table-cell>
          <table:table-cell table:style-name="MusicBlocks.C1" office:value-type="string">
            <text:p text:style-name="P7">QUESTIONS / </text:p>
            <text:p text:style-name="P7">SEARCH FOR MEANING</text:p>
            <text:p text:style-name="P6">What questions does this interaction raise for you? What did you find curious or surprising? </text:p>
            <text:p text:style-name="P4"/>
            <text:p text:style-name="P4"><text:span text:style-name="T9">(What is important about </text:span><text:span text:style-name="T10">what you noticed</text:span><text:span text:style-name="T9">?)</text:span></text:p>
          </table:table-cell>
        </table:table-row>
        <table:table-row>
          <table:table-cell table:style-name="MusicBlocks.A2" table:number-columns-spanned="3" office:value-type="string">
            <text:p text:style-name="P23">Free Software v/s Open Source Software</text:p>
          </table:table-cell>
          <table:covered-table-cell/>
          <table:covered-table-cell/>
        </table:table-row>
        <table:table-row>
          <table:table-cell table:style-name="MusicBlocks.A3" office:value-type="string">
            <text:p text:style-name="P21">Open Source Software does not necessarily mean that it will be completely transparent and non profit organization.</text:p>
            <text:p text:style-name="P21">There is much more to it than the simple meaning of the word, to the what it really means and there are a lot of types of organizations which seem to mean the same but there is a minute difference between them, which in fact is really important at times.</text:p>
            <text:p text:style-name="P21">Free Software is much better than an Open Source, as it gives more Freedom to the users.</text:p>
          </table:table-cell>
          <table:table-cell table:style-name="MusicBlocks.A3" office:value-type="string">
            <text:p text:style-name="P17">Well, I hardly had any knowledge of this, and clearly Devin knew a lot, lot more than what I think that existed.</text:p>
            <text:p text:style-name="P17">I went on to read the links and search about what these terms mean. One of my favorite phrases that I found was, Free Software is “Free” as in Free Speech but not Free Beer.</text:p>
            <text:p text:style-name="P17">It means, that the Free word here does not talk about the cost of the software but rather means the freedom to use, change and distribute it.</text:p>
          </table:table-cell>
          <table:table-cell table:style-name="MusicBlocks.A2" office:value-type="string">
            <text:p text:style-name="P17">I realized that when taught about copyrights and the specific meaning of the terms, students (including me) are the least interested because we feel that it is not important but that is not what it really is. I have been enlightened that it is one of the most important parts of a Software and it is really important to completely understand what these terms mean. And thus, after developing a Software, we would know how to give the most freedom and liberty to the users and the developers.</text:p>
          </table:table-cell>
        </table:table-row>
        <table:table-row>
          <table:table-cell table:style-name="MusicBlocks.A2" table:number-columns-spanned="3" office:value-type="string">
            <text:p text:style-name="P20"><text:span text:style-name="T5">P</text:span><text:span text:style-name="T4">ropriety Software and it's disadvantages</text:span></text:p>
          </table:table-cell>
          <table:covered-table-cell/>
          <table:covered-table-cell/>
        </table:table-row>
        <table:table-row>
          <table:table-cell table:style-name="MusicBlocks.A3" office:value-type="string">
            <text:p text:style-name="P18">I have never really found out about this arena, as the people and users around me that I have met with, greatly use the propriety Softwares, so I have never really gotten to know about the downsides of it. And that would be because of lack of usage of free softwares.</text:p>
          </table:table-cell>
          <table:table-cell table:style-name="MusicBlocks.A3" office:value-type="string">
            <text:p text:style-name="P18">The fields that an installation asks me to fill, the details that they take had always been obvious and I never gave a second thought before giving them those details.</text:p>
            <text:p text:style-name="P18">Now I realize that at a lot of times, it is not really necessary for the developers of those applications to have my details. But we have to give the Name and Email each time at least.</text:p>
          </table:table-cell>
          <table:table-cell table:style-name="MusicBlocks.A2" office:value-type="string">
            <text:p text:style-name="P18">I have to discover more about what the specific terms mean and how to license the future applications and the programs that I am going to make. Propriety seemed nice to me a while ago, but now it seems like a money making strategy which does not give users liberty and not help the society much. Though I will need to research more about this.</text:p>
          </table:table-cell>
        </table:table-row>
        <text:soft-page-break/>
        <table:table-row>
          <table:table-cell table:style-name="MusicBlocks.A2" table:number-columns-spanned="3" office:value-type="string">
            <text:p text:style-name="P18">Music Blocks</text:p>
          </table:table-cell>
          <table:covered-table-cell/>
          <table:covered-table-cell/>
        </table:table-row>
        <table:table-row>
          <table:table-cell table:style-name="MusicBlocks.A3" office:value-type="string">
            <text:p text:style-name="P19">I have been working on and with Music Blocks for quite some days now. A lot of the tasks in the Google Code In 2015, were based on Music Blocks and I loved doing them. The Interview extended my current knowledge of Music Blocks and talking to the <text:s/>developer and user, who uses it in day to day life was a really enlightening experience. Some areas, a developer can never look at and thus the interview and interaction with the users is a highly profitable and must for good development.</text:p>
          </table:table-cell>
          <table:table-cell table:style-name="MusicBlocks.A3" office:value-type="string">
            <text:p text:style-name="P19">I did not know how a Music Developer could contribute so much in a JavaScript Software, but I understand that the inputs of a highly knowledgeable person from the arena in which you are developing is not only amazing but also essential.</text:p>
          </table:table-cell>
          <table:table-cell table:style-name="MusicBlocks.A2" office:value-type="string">
            <text:p text:style-name="P19">I still do not have much knowledge of the Music and it's theory. I would like to at a later time learn more about it and thus enable myself to use the other/advanced parts of the Music Blocks.</text:p>
          </table:table-cell>
        </table:table-row>
      </table:table>
      <text:p text:style-name="Standard"/>
      <text:p text:style-name="P9">License: </text:p>
      <text:p text:style-name="P9">CC No Derivatives</text:p>
      <text:p text:style-name="P9"><text:a xlink:type="simple" xlink:href="https://creativecommons.org/licenses/by-nd/3.0/" text:style-name="Internet_20_link" text:visited-style-name="Visited_20_Internet_20_Link">https://creativecommons.org/licenses/by-nd/3.0/</text:a></text:p>
      <text:p text:style-name="P9"/>
      <text:p text:style-name="P9">Credit:</text:p>
      <text:p text:style-name="P9">Daksh Shah</text:p>
      <text:p text:style-name="P10">Devin Ulibar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4a55" officeooo:paragraph-rsid="000f4a55"/>
    </style:style>
    <style:style style:name="MP2" style:family="paragraph" style:parent-style-name="Header">
      <style:text-properties officeooo:rsid="001124f9" officeooo:paragraph-rsid="000f4a55"/>
    </style:style>
    <style:style style:name="MT1" style:family="text">
      <style:text-properties officeooo:rsid="00148b3b"/>
    </style:style>
    <style:style style:name="MT2" style:family="text">
      <style:text-properties officeooo:rsid="0024cd52"/>
    </style:style>
    <style:page-layout style:name="Mpm1">
      <style:page-layout-properties fo:page-width="27.94cm" fo:page-height="21.59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Author: <text:span text:style-name="MT1">Daksh</text:span></text:p>
        <text:p text:style-name="MP2">Title: <text:span text:style-name="MT2">Report of the Interview</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in </meta:initial-creator>
    <meta:creation-date>2015-12-24T13:24:53.822942200</meta:creation-date>
    <dc:date>2016-01-24T17:43:18.856188657</dc:date>
    <meta:editing-duration>PT3H45M36S</meta:editing-duration>
    <meta:editing-cycles>20</meta:editing-cycles>
    <meta:generator>LibreOffice/5.0.2.2$Linux_x86 LibreOffice_project/00m0$Build-2</meta:generator>
    <meta:document-statistic meta:table-count="1" meta:image-count="0" meta:object-count="0" meta:page-count="2" meta:paragraph-count="33" meta:word-count="711" meta:character-count="3936" meta:non-whitespace-character-count="3252"/>
  </office:meta>
</office:document-meta>
</file>